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99" draw:textarea-horizontal-align="justify" draw:textarea-vertical-align="middle" draw:auto-grow-height="false" fo:min-height="0.75cm" fo:min-width="3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fill-color="#66ff99" draw:textarea-horizontal-align="justify" draw:textarea-vertical-align="middle" draw:auto-grow-height="false" fo:min-height="0.75cm" fo:min-width="2.5cm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0.7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4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9" style:family="graphic" style:parent-style-name="standard">
      <style:graphic-properties draw:fill-color="#66ff99" draw:textarea-horizontal-align="justify" draw:textarea-vertical-align="middle" draw:auto-grow-height="false" fo:min-height="0.75cm" fo:min-width="1.5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1.773cm"/>
    </style:style>
    <style:style style:name="P1" style:family="paragraph">
      <style:paragraph-properties fo:text-align="center"/>
    </style:style>
    <style:style style:name="P2" style:family="paragraph">
      <loext:graphic-properties draw:fill-color="#66ff99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00cc33" fo:font-size="11pt" style:font-size-asian="18pt" style:font-size-complex="18pt"/>
    </style:style>
    <style:style style:name="T3" style:family="text">
      <style:text-properties fo:color="#0066ff" fo:font-size="11pt" style:font-size-asian="18pt" style:font-size-complex="18pt"/>
    </style:style>
    <style:style style:name="T4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cm" svg:x="2cm" svg:y="4.5cm">
          <text:p text:style-name="P1"><text:span text:style-name="T1">Db\Util\UtilAbstra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5cm" svg:height="1cm" svg:x="9cm" svg:y="2cm">
          <text:p text:style-name="P1"><text:span text:style-name="T1">Db\Util\Pd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cm" svg:height="1cm" svg:x="9cm" svg:y="4.5cm">
          <text:p text:style-name="P1"><text:span text:style-name="T1">Db\Util\Mong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cm" svg:height="1cm" svg:x="2.5cm" svg:y="1.5cm">
          <text:p text:style-name="P1"><text:span text:style-name="T1">Db\Util\Resul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5cm" svg:height="1cm" svg:x="1.5cm" svg:y="8.5cm">
          <text:p text:style-name="P1"><text:span text:style-name="T1">Db\Entity\EntityAbstrac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4.5cm" svg:height="1cm" svg:x="8.5cm" svg:y="7cm">
          <text:p text:style-name="P1"><text:span text:style-name="T1">Db\Entity\PdoAbstrac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5cm" svg:height="1cm" svg:x="8.5cm" svg:y="11cm">
          <text:p text:style-name="P1"><text:span text:style-name="T1">Db\Entity\MongoAbstrac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0" draw:id="id10" draw:layer="layout" svg:width="4cm" svg:height="1cm" svg:x="9.5cm" svg:y="9cm">
          <text:p text:style-name="P1"><text:span text:style-name="T1">Db\Entity\PdoTes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1" draw:id="id11" draw:layer="layout" svg:width="4.5cm" svg:height="1cm" svg:x="9.5cm" svg:y="13cm">
          <text:p text:style-name="P1"><text:span text:style-name="T1">Db\Entity\MongoTe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5cm" svg:height="1cm" svg:x="1.5cm" svg:y="15cm">
          <text:p text:style-name="P1"><text:span text:style-name="T1">Db\Model\ModelAbstrac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3cm" svg:height="1cm" svg:x="16.5cm" svg:y="15cm">
          <text:p text:style-name="P1"><text:span text:style-name="T1">Db\Model\Tes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2" draw:id="id12" draw:layer="layout" svg:width="2cm" svg:height="1cm" svg:x="17cm" svg:y="9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6cm" svg:y1="5cm" svg:x2="9cm" svg:y2="2.5cm" draw:start-shape="id1" draw:end-shape="id2" svg:d="M6000 5000l3000-2500" svg:viewBox="0 0 3001 2501">
          <text:p/>
        </draw:connector>
        <draw:connector draw:style-name="gr10" draw:text-style-name="P4" draw:layer="layout" draw:type="line" svg:x1="6cm" svg:y1="5cm" svg:x2="9cm" svg:y2="5cm" draw:start-shape="id1" draw:start-glue-point="1" draw:end-shape="id3" draw:end-glue-point="3" svg:d="M6000 5000h3000" svg:viewBox="0 0 3001 1">
          <text:p/>
        </draw:connector>
        <draw:connector draw:style-name="gr11" draw:text-style-name="P1" draw:layer="layout" svg:x1="4cm" svg:y1="5.5cm" svg:x2="4cm" svg:y2="8.5cm" draw:start-shape="id1" draw:start-glue-point="2" draw:end-shape="id4" svg:d="M4000 5500v3000" svg:viewBox="0 0 1 3001">
          <text:p/>
        </draw:connector>
        <draw:connector draw:style-name="gr11" draw:text-style-name="P1" draw:layer="layout" svg:x1="4cm" svg:y1="9.5cm" svg:x2="4cm" svg:y2="15cm" draw:start-shape="id4" draw:start-glue-point="2" draw:end-shape="id5" svg:d="M4000 9500v5500" svg:viewBox="0 0 1 5501">
          <text:p/>
        </draw:connector>
        <draw:connector draw:style-name="gr11" draw:text-style-name="P1" draw:layer="layout" svg:x1="4cm" svg:y1="4.5cm" svg:x2="4cm" svg:y2="2.5cm" draw:start-shape="id1" draw:start-glue-point="0" draw:end-shape="id6" draw:end-glue-point="2" svg:d="M4000 4500v-2000" svg:viewBox="0 0 1 2001">
          <text:p/>
        </draw:connector>
        <draw:connector draw:style-name="gr10" draw:text-style-name="P4" draw:layer="layout" draw:type="line" svg:x1="6.5cm" svg:y1="9cm" svg:x2="8.5cm" svg:y2="7.5cm" draw:start-shape="id4" draw:start-glue-point="1" draw:end-shape="id7" svg:d="M6500 9000l2000-1500" svg:viewBox="0 0 2001 1501">
          <text:p/>
        </draw:connector>
        <draw:connector draw:style-name="gr10" draw:text-style-name="P4" draw:layer="layout" draw:type="line" svg:x1="6.5cm" svg:y1="9cm" svg:x2="8.5cm" svg:y2="11.5cm" draw:start-shape="id4" draw:start-glue-point="1" draw:end-shape="id8" draw:end-glue-point="3" svg:d="M6500 9000l2000 2500" svg:viewBox="0 0 2001 2501">
          <text:p/>
        </draw:connector>
        <draw:connector draw:style-name="gr10" draw:text-style-name="P4" draw:layer="layout" draw:type="line" svg:x1="6.5cm" svg:y1="15.5cm" svg:x2="16.5cm" svg:y2="15.5cm" draw:start-shape="id5" draw:start-glue-point="1" draw:end-shape="id9" svg:d="M6500 15500h10000" svg:viewBox="0 0 10001 1">
          <text:p/>
        </draw:connector>
        <draw:connector draw:style-name="gr10" draw:text-style-name="P4" draw:layer="layout" draw:type="line" svg:x1="10.75cm" svg:y1="8cm" svg:x2="11.5cm" svg:y2="9cm" draw:start-shape="id7" draw:start-glue-point="2" draw:end-shape="id10" draw:end-glue-point="0" svg:d="M10750 8000l750 1000" svg:viewBox="0 0 751 1001">
          <text:p/>
        </draw:connector>
        <draw:connector draw:style-name="gr10" draw:text-style-name="P4" draw:layer="layout" draw:type="line" svg:x1="11cm" svg:y1="12cm" svg:x2="11.75cm" svg:y2="13cm" draw:start-shape="id8" draw:start-glue-point="2" draw:end-shape="id11" draw:end-glue-point="0" svg:d="M11000 12000l750 1000" svg:viewBox="0 0 751 1001">
          <text:p/>
        </draw:connector>
        <draw:connector draw:style-name="gr12" draw:text-style-name="P4" draw:layer="layout" draw:type="line" svg:x1="18cm" svg:y1="15cm" svg:x2="18cm" svg:y2="10cm" draw:start-shape="id9" draw:start-glue-point="0" draw:end-shape="id12" draw:end-glue-point="2" svg:d="M18000 15000v-5000" svg:viewBox="0 0 1 5001">
          <text:p/>
        </draw:connector>
        <draw:connector draw:style-name="gr12" draw:text-style-name="P4" draw:layer="layout" draw:type="line" svg:x1="14cm" svg:y1="13.5cm" svg:x2="17cm" svg:y2="9.5cm" draw:start-shape="id11" draw:start-glue-point="1" draw:end-shape="id12" svg:d="M14000 13500l3000-4000" svg:viewBox="0 0 3001 4001">
          <text:p/>
        </draw:connector>
        <draw:connector draw:style-name="gr12" draw:text-style-name="P4" draw:layer="layout" draw:type="line" svg:x1="13.5cm" svg:y1="9.5cm" svg:x2="17cm" svg:y2="9.5cm" draw:start-shape="id10" draw:start-glue-point="1" draw:end-shape="id12" draw:end-glue-point="3" svg:d="M13500 9500h3500" svg:viewBox="0 0 3501 1">
          <text:p/>
        </draw:connector>
        <draw:connector draw:style-name="gr12" draw:text-style-name="P4" draw:layer="layout" draw:type="line" svg:x1="12cm" svg:y1="5cm" svg:x2="18cm" svg:y2="9cm" draw:start-shape="id3" draw:start-glue-point="1" draw:end-shape="id12" draw:end-glue-point="0" svg:d="M12000 5000l6000 4000" svg:viewBox="0 0 6001 4001">
          <text:p/>
        </draw:connector>
        <draw:connector draw:style-name="gr12" draw:text-style-name="P4" draw:layer="layout" draw:type="line" svg:x1="11.5cm" svg:y1="2.5cm" svg:x2="18cm" svg:y2="9cm" draw:start-shape="id2" draw:start-glue-point="1" draw:end-shape="id12" draw:end-glue-point="0" svg:d="M11500 2500l6500 6500" svg:viewBox="0 0 6501 6501">
          <text:p/>
        </draw:connector>
        <draw:frame draw:style-name="gr13" draw:text-style-name="P5" draw:layer="layout" svg:width="18cm" svg:height="12.023cm" svg:x="1.5cm" svg:y="16.477cm">
          <draw:text-box>
            <text:p><text:span text:style-name="T2">Database system independent</text:span></text:p>
            <text:p><text:span text:style-name="T3">Database system specific</text:span></text:p>
            <text:p><text:span text:style-name="T4"/></text:p>
            <text:p><text:span text:style-name="T4">Db\Util\Result – simple object wrapper for result data</text:span></text:p>
            <text:p><text:span text:style-name="T4"/></text:p>
            <text:p><text:span text:style-name="T4">Db\Util\UtilAbstract – basic profiling and DB configuration</text:span></text:p>
            <text:p><text:span text:style-name="T4"/></text:p>
            <text:p><text:span text:style-name="T4">Db\Util\Pdo – simple wrapper for native PDO driver</text:span></text:p>
            <text:p><text:span text:style-name="T4"/></text:p>
            <text:p><text:span text:style-name="T4">Db\Util\Mongo - simple wrapper for native Mongo driver</text:span></text:p>
            <text:p><text:span text:style-name="T4"/></text:p>
            <text:p><text:span text:style-name="T4">Db\Entity\EntityAbstract – model serialization and caching</text:span></text:p>
            <text:p><text:span text:style-name="T4"/></text:p>
            <text:p><text:span text:style-name="T4">Db\Entity\PdoAbstract – PDO specific mapper, implements CRUD methods</text:span></text:p>
            <text:p><text:span text:style-name="T4"/></text:p>
            <text:p><text:span text:style-name="T4">Db\Entity\MongoAbstract – Mongo specific mapper, implements CRUD methods</text:span></text:p>
            <text:p><text:span text:style-name="T4"/></text:p>
            <text:p><text:span text:style-name="T4">Db\Entity\PdoTest – Data Access Object for domain "Test" (table)</text:span></text:p>
            <text:p><text:span text:style-name="T4"/></text:p>
            <text:p><text:span text:style-name="T4">Db\Entity\MongoTest – Data Access Object for domain "Test" (collection)</text:span></text:p>
            <text:p><text:span text:style-name="T4"/></text:p>
            <text:p><text:span text:style-name="T4">Db\Model\ModelAbstract – object wrapper for model data</text:span></text:p>
            <text:p><text:span text:style-name="T4"/></text:p>
            <text:p><text:span text:style-name="T4">Db\Model\Test – domain specific model, contains domain specific business code</text:span></text:p>
            <text:p><text:span text:style-name="T4"/></text:p>
            <text:p><text:span text:style-name="T4">Service – arbitrary unit of multi domain business code</text:span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0M1S</meta:editing-duration>
    <meta:editing-cycles>25</meta:editing-cycles>
    <meta:generator>LibreOffice/5.1.3.2$Windows_x86 LibreOffice_project/644e4637d1d8544fd9f56425bd6cec110e49301b</meta:generator>
    <dc:date>2017-01-15T14:07:09.096000000</dc:date>
    <meta:document-statistic meta:object-count="28"/>
  </office:meta>
</office:document-meta>
</file>